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subtitle">
      <style:graphic-properties draw:fill-color="#ffffff" fo:min-height="16.255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subtitle">
      <style:graphic-properties draw:fill-color="#ffffff" draw:auto-grow-height="true" fo:min-height="16.25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PROGRAMACIÓN DE ZOW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CÓDIGO PARA VOLCAR DESDE ARDUINO:</text:p>
            <text:p><text:a xlink:href="https://github.com/bqlabs/zowi" xlink:type="simple">https://github.com/bqlabs/zowi</text:a></text:p>
            <text:p>(CARPETA zowi_app)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LIBRERÍAS PARA ARDUINO:</text:p>
            <text:p><text:a xlink:href="https://github.com/bq/zowiLibs" xlink:type="simple">https://github.com/bq/zowiLibs</text:a></text:p>
            <text:p/>
            <text:p>(CARPETA arduino libraries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EN PRINCIPIO, SÓLO NECESITAMOS LAS LIBRERÍAS Zowi Y ZowiSerialCommand</text:p>
            <text:p>TE RECOMIENDO INSTALARLAS TODA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draw:frame presentation:style-name="pr3" draw:layer="layout" svg:width="25.199cm" svg:height="16.255cm" svg:x="1.4cm" svg:y="0.837cm" presentation:class="subtitle">
          <draw:text-box>
            <text:p>RECOPILACIÓN DE TODO (INCLUÍDA ESTA GUÍA)</text:p>
            <text:p><text:a xlink:href="https://github.com/agomezgar/tutoriales" xlink:type="simple">https://github.com/agomezgar/tutoriales</text:a></text:p>
            <text:p/>
            <text:p>Carpeta tutorialZowi3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DIRECTORIOS DE INSTALACIÓN PARA WINDOWS:</text:p>
            <text:p/>
            <text:p>C:\Users\tuUsuario\Documents\Arduino\libraries</text:p>
            <text:p>C:\Program Files (x86)\Arduino\librarie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DIRECTORIOS DE INSTALACIÓN PARA GNU/LINUX:</text:p>
            <text:p/>
            <text:p>/usr/share/arduino/libraries</text:p>
            <text:p/>
            <text:p>chmod -r 755 /usr/share/arduino/librarie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EL PROGRAMA ES MUY EXTENSO. OCUPA CASI TODA LA MEMORIA. A VECES PUEDES NECESITAR REINSTALARLO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32">
        <draw:frame presentation:style-name="pr1" draw:layer="layout" svg:width="25.199cm" svg:height="16.255cm" svg:x="1.4cm" svg:y="0.837cm" presentation:class="subtitle">
          <draw:text-box>
            <text:p>YO HE COLOCADO EL ZUMBADOR EN EL PIN 12 (CONEXIÓN DIRECTA A TIERRA)</text:p>
            <text:p/>
            <text:p>EN zowi.h, cambiar </text:p>
            <text:p>#define PIN_Buzzer <text:s/>12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9:39:46.628000000</meta:creation-date>
    <dc:date>2016-02-03T20:14:48.311000000</dc:date>
    <meta:editing-duration>PT20M28S</meta:editing-duration>
    <meta:editing-cycles>4</meta:editing-cycles>
    <meta:generator>LibreOffice/4.1.2.3$Windows_x86 LibreOffice_project/40b2d7fde7e8d2d7bc5a449dc65df4d08a7dd38</meta:generator>
    <meta:document-statistic meta:object-count="48"/>
  </office:meta>
</office:document-meta>
</file>